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24-12-19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24-03-19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22-12-07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21-12-14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20-12-12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19-12-10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18-12-1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17-12-09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16-12-0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2208" calcext:value-type="float">
            <text:p>69.4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7992" calcext:value-type="float">
            <text:p>69.2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0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0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0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0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0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0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0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9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9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9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9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9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9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9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8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8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8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8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7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404</text:p>
          </table:table-cell>
          <table:table-cell office:value-type="string" calcext:value-type="string">
            <text:p>195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